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mera5120.comp" table:style-name="ta1">
        <table:shapes>
          <draw:frame draw:z-index="0" draw:style-name="gr1" draw:text-style-name="P1" svg:width="23.842cm" svg:height="11.448cm" svg:x="9.196cm" svg:y="2.417cm">
            <draw:object draw:notify-on-update-of-ranges="'camera5120.comp'.A1:'camera5120.comp'.A18 'camera5120.comp'.B1:'camera5120.comp'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2.51188336097887" calcext:value-type="float">
            <text:p>2.51188336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3.81544491624435" calcext:value-type="float">
            <text:p>3.8154449162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3.8367670473942" calcext:value-type="float">
            <text:p>3.8367670474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3.61341894503457" calcext:value-type="float">
            <text:p>3.613418945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3.18892848376085" calcext:value-type="float">
            <text:p>3.1889284838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2.72098574415374" calcext:value-type="float">
            <text:p>2.720985744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2.38201704257487" calcext:value-type="float">
            <text:p>2.382017042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2.03742649794062" calcext:value-type="float">
            <text:p>2.037426497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C10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C11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C12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C13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C14]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C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C16])" office:value-type="string" office:string-value="" calcext:value-type="error">
            <text:p>Err: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G([.C17])" office:value-type="string" office:string-value="" calcext:value-type="error">
            <text:p>Err: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G([.C1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40:55.132398418</dc:date>
    <dc:creator>patrick </dc:creator>
    <meta:editing-duration>PT2M47S</meta:editing-duration>
    <meta:editing-cycles>2</meta:editing-cycles>
    <meta:generator>LibreOffice/4.3.3.2$Linux_X86_64 LibreOffice_project/430m0$Build-2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43cm" svg:height="11.449cm" xlink:href=".." xlink:type="simple" chart:class="chart:bar" chart:style-name="ch1">
        <chart:plot-area chart:style-name="ch2" table:cell-range-address="'camera5120.comp'.A1:'camera5120.comp'.B18" chart:data-source-has-labels="column" svg:x="1.487cm" svg:y="0.228cm" svg:width="21.88cm" svg:height="10.012cm">
          <chartooo:coordinate-region svg:x="2.214cm" svg:y="0.427cm" svg:width="21.153cm" svg:height="9.166cm"/>
          <chart:axis chart:dimension="x" chart:name="primary-x" chart:style-name="ch3" chartooo:axis-type="auto">
            <chartooo:date-scale/>
            <chart:title svg:x="11.682cm" svg:y="10.468cm" chart:style-name="ch4">
              <text:p>repeating</text:p>
            </chart:title>
            <chart:categories table:cell-range-address="'camera5120.comp'.A1:'camera5120.comp'.A18"/>
          </chart:axis>
          <chart:axis chart:dimension="y" chart:name="primary-y" chart:style-name="ch5">
            <chart:title svg:x="0.451cm" svg:y="6.508cm" chart:style-name="ch6">
              <text:p>frequencies (log)</text:p>
            </chart:title>
            <chart:grid chart:style-name="ch7" chart:class="major"/>
          </chart:axis>
          <chart:series chart:style-name="ch8" chart:values-cell-range-address="'camera5120.comp'.B1:'camera5120.comp'.B18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amera5120.comp'.A1:'camera5120.comp'.A18</svg:desc>
                </draw:g>
              </table:table-cell>
              <table:table-cell office:value-type="float" office:value="2.51188336097887">
                <text:p>2.51188336097887</text:p>
                <draw:g>
                  <svg:desc>'camera5120.comp'.B1:'camera5120.comp'.B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81544491624435">
                <text:p>3.815444916244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8367670473942">
                <text:p>3.836767047394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61341894503457">
                <text:p>3.613418945034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8892848376085">
                <text:p>3.1889284837608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72098574415374">
                <text:p>2.7209857441537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38201704257487">
                <text:p>2.3820170425748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